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#include&lt;stdlib.h&gt;</text:p>
      <text:p text:style-name="Standard">int customers = 0;</text:p>
      <text:p text:style-name="Standard">int barbers = 0;</text:p>
      <text:p text:style-name="Standard">int cutting = 0;</text:p>
      <text:p text:style-name="Standard">int mutex = 1;//semaphore</text:p>
      <text:p text:style-name="Standard">int customer1 = 5;</text:p>
      <text:p text:style-name="Standard">int main()</text:p>
      <text:p text:style-name="Standard">{</text:p>
      <text:p text:style-name="Standard"><text:tab/>int n;</text:p>
      <text:p text:style-name="Standard"><text:tab/>void barber();</text:p>
      <text:p text:style-name="Standard"><text:tab/>void customer();</text:p>
      <text:p text:style-name="Standard"><text:tab/>int wait(int);</text:p>
      <text:p text:style-name="Standard"><text:tab/>int signal(int);</text:p>
      <text:p text:style-name="Standard"><text:tab/>printf("Enter the number of customers at present:");</text:p>
      <text:p text:style-name="Standard"><text:tab/>scanf("%d",&amp;customers);</text:p>
      <text:p text:style-name="Standard"><text:tab/>printf("Enter choice\n1.barber\n2.customer\n3.exit\n");</text:p>
      <text:p text:style-name="Standard"><text:tab/>scanf("%d",&amp;n);</text:p>
      <text:p text:style-name="Standard"><text:tab/>switch(n)</text:p>
      <text:p text:style-name="Standard"><text:tab/>{</text:p>
      <text:p text:style-name="Standard"><text:tab/><text:tab/>case 1:</text:p>
      <text:p text:style-name="Standard"><text:tab/><text:tab/><text:tab/>if(mutex==1&amp;&amp;barbers==0){</text:p>
      <text:p text:style-name="Standard"><text:tab/><text:tab/><text:tab/><text:tab/>barber();</text:p>
      <text:p text:style-name="Standard"><text:tab/><text:tab/><text:tab/>}</text:p>
      <text:p text:style-name="Standard"><text:tab/><text:tab/><text:tab/>else{</text:p>
      <text:p text:style-name="Standard"><text:tab/><text:tab/><text:tab/><text:tab/>printf("barber is busy..");</text:p>
      <text:p text:style-name="Standard"><text:tab/><text:tab/><text:tab/>}</text:p>
      <text:p text:style-name="Standard"><text:tab/><text:tab/>case 2:</text:p>
      <text:p text:style-name="Standard"><text:tab/><text:tab/><text:tab/>if(mutex==1&amp;&amp;customers&lt;=5)</text:p>
      <text:p text:style-name="Standard"><text:tab/><text:tab/><text:tab/>{</text:p>
      <text:p text:style-name="Standard"><text:tab/><text:tab/><text:tab/><text:tab/>customer(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printf("chairs full..");</text:p>
      <text:p text:style-name="Standard"><text:tab/><text:tab/><text:tab/>}</text:p>
      <text:p text:style-name="Standard"><text:tab/><text:tab/>case 3:</text:p>
      <text:p text:style-name="Standard"><text:tab/><text:tab/><text:tab/>printf("thank you for participating");</text:p>
      <text:p text:style-name="Standard"><text:tab/><text:tab/><text:tab/>exit(0);</text:p>
      <text:p text:style-name="Standard"><text:tab/><text:tab/><text:tab/>break;</text:p>
      <text:p text:style-name="Standard"><text:tab/><text:tab/></text:p>
      <text:p text:style-name="Standard"><text:tab/>}</text:p>
      <text:p text:style-name="Standard"><text:tab/><text:tab/><text:tab/></text:p>
      <text:p text:style-name="Standard"><text:tab/><text:tab/><text:tab/><text:tab/></text:p>
      <text:p text:style-name="Standard">}</text:p>
      <text:p text:style-name="Standard">int wait(int s)</text:p>
      <text:p text:style-name="Standard">{</text:p>
      <text:p text:style-name="Standard"><text:tab/>s=s-1;</text:p>
      <text:p text:style-name="Standard"><text:tab/>return(s);</text:p>
      <text:p text:style-name="Standard">}</text:p>
      <text:p text:style-name="Standard">int signal(int s)</text:p>
      <text:p text:style-name="Standard">{</text:p>
      <text:p text:style-name="Standard"><text:soft-page-break/><text:tab/>return(++s);</text:p>
      <text:p text:style-name="Standard">}</text:p>
      <text:p text:style-name="Standard">void barber() {</text:p>
      <text:p text:style-name="Standard"><text:tab/>while(mutex==0) {</text:p>
      <text:p text:style-name="Standard"><text:tab/><text:tab/>wait(customers);//sleep when there are no waiting customers</text:p>
      <text:p text:style-name="Standard"><text:tab/><text:tab/>wait(mutex);//mutex for accessing customers1</text:p>
      <text:p text:style-name="Standard"><text:tab/><text:tab/>customers= customers-1;</text:p>
      <text:p text:style-name="Standard"><text:tab/><text:tab/>signal(barbers);</text:p>
      <text:p text:style-name="Standard"><text:tab/><text:tab/>signal(mutex);</text:p>
      <text:p text:style-name="Standard"><text:tab/><text:tab/>cut_hair();</text:p>
      <text:p text:style-name="Standard"><text:tab/><text:tab/>printf("barber is cutting hair.");</text:p>
      <text:p text:style-name="Standard"><text:tab/>}</text:p>
      <text:p text:style-name="Standard">}</text:p>
      <text:p text:style-name="Standard">void customer() {</text:p>
      <text:p text:style-name="Standard"><text:tab/>int n=5;</text:p>
      <text:p text:style-name="Standard"><text:tab/>wait(mutex);//mutex for accessing customers1</text:p>
      <text:p text:style-name="Standard"><text:tab/>if (customers&lt; n) {</text:p>
      <text:p text:style-name="Standard"><text:tab/><text:tab/>customer1= customer1+ 1;</text:p>
      <text:p text:style-name="Standard"><text:tab/><text:tab/>signal(customers);</text:p>
      <text:p text:style-name="Standard"><text:tab/><text:tab/>signal(mutex);</text:p>
      <text:p text:style-name="Standard"><text:tab/><text:tab/>wait(barbers);</text:p>
      <text:p text:style-name="Standard"><text:tab/><text:tab/>printf("customer having hair cut."); //wait for available barbers</text:p>
      <text:p text:style-name="Standard"><text:tab/>}</text:p>
      <text:p text:style-name="Standard"/>
      <text:p text:style-name="Standard"><text:tab/>else { <text:s text:c="2"/>//do nothing (leave) when all chairs are used. </text:p>
      <text:p text:style-name="Standard"><text:tab/><text:tab/>signal(mutex);</text:p>
      <text:p text:style-name="Standard"><text:s/><text:tab/>} </text:p>
      <text:p text:style-name="Standard">} </text:p>
      <text:p text:style-name="Standard">void cut_hair(){</text:p>
      <text:p text:style-name="Standard"><text:s/><text:tab/>wait(cutting); </text:p>
      <text:p text:style-name="Standard">} </text:p>
      <text:p text:style-name="Standard">void get_haircut(){ </text:p>
      <text:p text:style-name="Standard"><text:tab/>signal(cutting); 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0:33:18.329475441</meta:creation-date>
    <dc:date>2020-04-01T10:34:19.845590261</dc:date>
    <meta:editing-duration>PT1M3S</meta:editing-duration>
    <meta:editing-cycles>1</meta:editing-cycles>
    <meta:document-statistic meta:table-count="0" meta:image-count="0" meta:object-count="0" meta:page-count="2" meta:paragraph-count="85" meta:word-count="168" meta:character-count="1363" meta:non-whitespace-character-count="1145"/>
    <meta:generator>LibreOffice/6.0.7.3$Linux_X86_64 LibreOffice_project/00m0$Build-3</meta:generator>
  </office:meta>
</office:document-meta>
</file>